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8.91695404" calcext:value-type="float">
            <text:p>78,91695404</text:p>
          </table:table-cell>
          <table:table-cell office:value-type="float" office:value="7.343759619E-027" calcext:value-type="float">
            <text:p>7,34E-027</text:p>
          </table:table-cell>
          <table:table-cell office:value-type="float" office:value="4.492688179" calcext:value-type="float">
            <text:p>4,492688179</text:p>
          </table:table-cell>
          <table:table-cell table:style-name="ce2" table:formula="of:=([.E3]-[.E2])/[.E2]" office:value-type="float" office:value="0.00478919457838249" calcext:value-type="float">
            <text:p>0,00478919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718" calcext:value-type="float">
            <text:p>144718</text:p>
          </table:table-cell>
          <table:table-cell office:value-type="float" office:value="84.10687256" calcext:value-type="float">
            <text:p>84,10687256</text:p>
          </table:table-cell>
          <table:table-cell office:value-type="float" office:value="3.569480233E-022" calcext:value-type="float">
            <text:p>3,57E-022</text:p>
          </table:table-cell>
          <table:table-cell office:value-type="float" office:value="3.074673414" calcext:value-type="float">
            <text:p>3,0746734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4718" calcext:value-type="float">
            <text:p>144718</text:p>
          </table:table-cell>
          <table:table-cell office:value-type="float" office:value="108.1807098" calcext:value-type="float">
            <text:p>108,1807098</text:p>
          </table:table-cell>
          <table:table-cell office:value-type="float" office:value="1.949824485E-020" calcext:value-type="float">
            <text:p>1,95E-020</text:p>
          </table:table-cell>
          <table:table-cell office:value-type="float" office:value="3.080988169" calcext:value-type="float">
            <text:p>3,080988169</text:p>
          </table:table-cell>
          <table:table-cell table:formula="of:=([.E5]-[.E4])/[.E4]" office:value-type="float" office:value="0.00205379698905479" calcext:value-type="float">
            <text:p>0,0020537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439" calcext:value-type="float">
            <text:p>145439</text:p>
          </table:table-cell>
          <table:table-cell office:value-type="float" office:value="101.0697784" calcext:value-type="float">
            <text:p>101,0697784</text:p>
          </table:table-cell>
          <table:table-cell office:value-type="float" office:value="1.091836016E-018" calcext:value-type="float">
            <text:p>1,09E-018</text:p>
          </table:table-cell>
          <table:table-cell office:value-type="float" office:value="2.466061115" calcext:value-type="float">
            <text:p>2,46606111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439" calcext:value-type="float">
            <text:p>145439</text:p>
          </table:table-cell>
          <table:table-cell office:value-type="float" office:value="101.4139786" calcext:value-type="float">
            <text:p>101,4139786</text:p>
          </table:table-cell>
          <table:table-cell office:value-type="float" office:value="2.277338035E-018" calcext:value-type="float">
            <text:p>2,28E-018</text:p>
          </table:table-cell>
          <table:table-cell office:value-type="float" office:value="2.46907115" calcext:value-type="float">
            <text:p>2,46907115</text:p>
          </table:table-cell>
          <table:table-cell table:style-name="ce3" table:formula="of:=([.E7]-[.E6])/[.E6]" office:value-type="float" office:value="0.00122058410543486" calcext:value-type="float">
            <text:p>0,001220584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184" calcext:value-type="float">
            <text:p>146184</text:p>
          </table:table-cell>
          <table:table-cell office:value-type="float" office:value="101.48629" calcext:value-type="float">
            <text:p>101,48629</text:p>
          </table:table-cell>
          <table:table-cell office:value-type="float" office:value="8.873866557E-016" calcext:value-type="float">
            <text:p>8,87E-016</text:p>
          </table:table-cell>
          <table:table-cell office:value-type="float" office:value="2.100307226" calcext:value-type="float">
            <text:p>2,10030722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6184" calcext:value-type="float">
            <text:p>146184</text:p>
          </table:table-cell>
          <table:table-cell office:value-type="float" office:value="101.554039" calcext:value-type="float">
            <text:p>101,554039</text:p>
          </table:table-cell>
          <table:table-cell office:value-type="float" office:value="2.807851222E-016" calcext:value-type="float">
            <text:p>2,81E-016</text:p>
          </table:table-cell>
          <table:table-cell office:value-type="float" office:value="2.102234125" calcext:value-type="float">
            <text:p>2,102234125</text:p>
          </table:table-cell>
          <table:table-cell table:style-name="ce3" table:formula="of:=([.E9]-[.E8])/[.E8]" office:value-type="float" office:value="0.000917436733134332" calcext:value-type="float">
            <text:p>0,00091743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807" calcext:value-type="float">
            <text:p>146807</text:p>
          </table:table-cell>
          <table:table-cell office:value-type="float" office:value="101.5317001" calcext:value-type="float">
            <text:p>101,5317001</text:p>
          </table:table-cell>
          <table:table-cell office:value-type="float" office:value="0.00000000000001021330305" calcext:value-type="float">
            <text:p>1,02E-014</text:p>
          </table:table-cell>
          <table:table-cell office:value-type="float" office:value="1.845733762" calcext:value-type="float">
            <text:p>1,84573376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807" calcext:value-type="float">
            <text:p>146807</text:p>
          </table:table-cell>
          <table:table-cell office:value-type="float" office:value="102.3174973" calcext:value-type="float">
            <text:p>102,3174973</text:p>
          </table:table-cell>
          <table:table-cell office:value-type="float" office:value="7.605994183E-015" calcext:value-type="float">
            <text:p>7,61E-015</text:p>
          </table:table-cell>
          <table:table-cell office:value-type="float" office:value="1.84700799" calcext:value-type="float">
            <text:p>1,84700799</text:p>
          </table:table-cell>
          <table:table-cell table:style-name="ce3" table:formula="of:=([.E11]-[.E10])/[.E10]" office:value-type="float" office:value="0.000690363922594806" calcext:value-type="float">
            <text:p>0,00069036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213" calcext:value-type="float">
            <text:p>147213</text:p>
          </table:table-cell>
          <table:table-cell office:value-type="float" office:value="102.1995087" calcext:value-type="float">
            <text:p>102,1995087</text:p>
          </table:table-cell>
          <table:table-cell office:value-type="float" office:value="0.0000000000001927868672" calcext:value-type="float">
            <text:p>1,93E-013</text:p>
          </table:table-cell>
          <table:table-cell office:value-type="float" office:value="1.655900002" calcext:value-type="float">
            <text:p>1,65590000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7213" calcext:value-type="float">
            <text:p>147213</text:p>
          </table:table-cell>
          <table:table-cell office:value-type="float" office:value="103.3024902" calcext:value-type="float">
            <text:p>103,3024902</text:p>
          </table:table-cell>
          <table:table-cell office:value-type="float" office:value="0.0000000000001208211997" calcext:value-type="float">
            <text:p>1,21E-013</text:p>
          </table:table-cell>
          <table:table-cell office:value-type="float" office:value="1.6575948" calcext:value-type="float">
            <text:p>1,6575948</text:p>
          </table:table-cell>
          <table:table-cell table:formula="of:=([.E13]-[.E12])/[.E12]" office:value-type="float" office:value="0.00102349054770998" calcext:value-type="float">
            <text:p>0,00102349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976" calcext:value-type="float">
            <text:p>147976</text:p>
          </table:table-cell>
          <table:table-cell office:value-type="float" office:value="153.1679382" calcext:value-type="float">
            <text:p>153,1679382</text:p>
          </table:table-cell>
          <table:table-cell office:value-type="float" office:value="0.000000000005446274508" calcext:value-type="float">
            <text:p>5,45E-012</text:p>
          </table:table-cell>
          <table:table-cell office:value-type="float" office:value="1.507017851" calcext:value-type="float">
            <text:p>1,50701785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976" calcext:value-type="float">
            <text:p>147976</text:p>
          </table:table-cell>
          <table:table-cell office:value-type="float" office:value="193.3783569" calcext:value-type="float">
            <text:p>193,3783569</text:p>
          </table:table-cell>
          <table:table-cell office:value-type="float" office:value="0.0000000000008842143055" calcext:value-type="float">
            <text:p>8,84E-013</text:p>
          </table:table-cell>
          <table:table-cell office:value-type="float" office:value="1.508291125" calcext:value-type="float">
            <text:p>1,508291125</text:p>
          </table:table-cell>
          <table:table-cell table:formula="of:=([.E15]-[.E14])/[.E14]" office:value-type="float" office:value="0.00084489642850281" calcext:value-type="float">
            <text:p>0,00084489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6" calcext:value-type="float">
            <text:p>148306</text:p>
          </table:table-cell>
          <table:table-cell office:value-type="float" office:value="193.3257751" calcext:value-type="float">
            <text:p>193,3257751</text:p>
          </table:table-cell>
          <table:table-cell office:value-type="float" office:value="0.0000000000000431102128" calcext:value-type="float">
            <text:p>4,31E-014</text:p>
          </table:table-cell>
          <table:table-cell office:value-type="float" office:value="1.386130691" calcext:value-type="float">
            <text:p>1,38613069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306" calcext:value-type="float">
            <text:p>148306</text:p>
          </table:table-cell>
          <table:table-cell office:value-type="float" office:value="197.260788" calcext:value-type="float">
            <text:p>197,260788</text:p>
          </table:table-cell>
          <table:table-cell office:value-type="float" office:value="0.00000000000680392678" calcext:value-type="float">
            <text:p>6,80E-012</text:p>
          </table:table-cell>
          <table:table-cell office:value-type="float" office:value="1.387169361" calcext:value-type="float">
            <text:p>1,387169361</text:p>
          </table:table-cell>
          <table:table-cell table:formula="of:=([.E17]-[.E16])/[.E16]" office:value-type="float" office:value="0.000749330497292928" calcext:value-type="float">
            <text:p>0,00074933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568" calcext:value-type="float">
            <text:p>148568</text:p>
          </table:table-cell>
          <table:table-cell office:value-type="float" office:value="197.199173" calcext:value-type="float">
            <text:p>197,199173</text:p>
          </table:table-cell>
          <table:table-cell office:value-type="float" office:value="0.0000000000838232192" calcext:value-type="float">
            <text:p>8,38E-011</text:p>
          </table:table-cell>
          <table:table-cell office:value-type="float" office:value="1.285028934" calcext:value-type="float">
            <text:p>1,28502893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8568" calcext:value-type="float">
            <text:p>148568</text:p>
          </table:table-cell>
          <table:table-cell office:value-type="float" office:value="198.7589569" calcext:value-type="float">
            <text:p>198,7589569</text:p>
          </table:table-cell>
          <table:table-cell office:value-type="float" office:value="0.00000000004655179367" calcext:value-type="float">
            <text:p>4,66E-011</text:p>
          </table:table-cell>
          <table:table-cell office:value-type="float" office:value="1.285736322" calcext:value-type="float">
            <text:p>1,285736322</text:p>
          </table:table-cell>
          <table:table-cell table:style-name="ce3" table:formula="of:=([.E19]-[.E18])/[.E18]" office:value-type="float" office:value="0.000550484102951662" calcext:value-type="float">
            <text:p>0,00055048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751" calcext:value-type="float">
            <text:p>148751</text:p>
          </table:table-cell>
          <table:table-cell office:value-type="float" office:value="198.4240265" calcext:value-type="float">
            <text:p>198,4240265</text:p>
          </table:table-cell>
          <table:table-cell office:value-type="float" office:value="0.000000001550079176" calcext:value-type="float">
            <text:p>1,55E-009</text:p>
          </table:table-cell>
          <table:table-cell office:value-type="float" office:value="1.197810888" calcext:value-type="float">
            <text:p>1,19781088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751" calcext:value-type="float">
            <text:p>148751</text:p>
          </table:table-cell>
          <table:table-cell office:value-type="float" office:value="202.1580353" calcext:value-type="float">
            <text:p>202,1580353</text:p>
          </table:table-cell>
          <table:table-cell office:value-type="float" office:value="0.00000000003223349018" calcext:value-type="float">
            <text:p>3,22E-011</text:p>
          </table:table-cell>
          <table:table-cell office:value-type="float" office:value="1.199041486" calcext:value-type="float">
            <text:p>1,199041486</text:p>
          </table:table-cell>
          <table:table-cell table:style-name="ce3" table:formula="of:=([.E21]-[.E20])/[.E20]" office:value-type="float" office:value="0.00102737252794118" calcext:value-type="float">
            <text:p>0,001027372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9079" calcext:value-type="float">
            <text:p>149079</text:p>
          </table:table-cell>
          <table:table-cell office:value-type="float" office:value="387.052948" calcext:value-type="float">
            <text:p>387,052948</text:p>
          </table:table-cell>
          <table:table-cell office:value-type="float" office:value="0.00000000311361581" calcext:value-type="float">
            <text:p>3,11E-009</text:p>
          </table:table-cell>
          <table:table-cell office:value-type="float" office:value="1.121516109" calcext:value-type="float">
            <text:p>1,12151610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38669504329998" calcext:value-type="float">
            <text:p>0,001386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15:28.683246258</dc:date>
    <meta:document-statistic meta:table-count="1" meta:cell-count="121" meta:object-count="0"/>
    <meta:generator>LibreOffice/4.1.4.2$Linux_X86_64 LibreOffice_project/410m0$Build-2</meta:generator>
  </office:meta>
</office:document-meta>
</file>